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5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7.2cm" svg:height="39.5cm" svg:x="1.7cm" svg:y="1cm">
          <text:p/>
        </draw:rect>
        <draw:rect draw:style-name="gr1" draw:text-style-name="P1" draw:layer="layout" svg:width="9cm" svg:height="39.5cm" svg:x="48.9cm" svg:y="1cm">
          <text:p/>
        </draw:rect>
        <draw:line draw:style-name="gr2" draw:text-style-name="P1" draw:layer="layout" svg:x1="48.9cm" svg:y1="25cm" svg:x2="57.9cm" svg:y2="25cm">
          <text:p/>
        </draw:line>
        <draw:line draw:style-name="gr2" draw:text-style-name="P1" draw:layer="layout" svg:x1="48.9cm" svg:y1="36.7cm" svg:x2="57.9cm" svg:y2="36.7cm">
          <text:p/>
        </draw:line>
        <draw:line draw:style-name="gr2" draw:text-style-name="P1" draw:layer="layout" svg:x1="48.9cm" svg:y1="39cm" svg:x2="57.9cm" svg:y2="39cm">
          <text:p/>
        </draw:line>
        <draw:line draw:style-name="gr2" draw:text-style-name="P1" draw:layer="layout" svg:x1="48.9cm" svg:y1="36cm" svg:x2="57.9cm" svg:y2="36cm">
          <text:p/>
        </draw:line>
        <draw:frame draw:style-name="gr3" draw:text-style-name="P2" draw:layer="layout" svg:width="1.514cm" svg:height="0.53cm" svg:x="48.9cm" svg:y="36cm">
          <draw:text-box>
            <text:p><text:span text:style-name="T1">Scale:</text:span></text:p>
          </draw:text-box>
        </draw:frame>
        <draw:line draw:style-name="gr2" draw:text-style-name="P1" draw:layer="layout" svg:x1="53.45cm" svg:y1="36cm" svg:x2="53.45cm" svg:y2="36.7cm">
          <text:p/>
        </draw:line>
        <draw:frame draw:style-name="gr4" draw:text-style-name="P2" draw:layer="layout" svg:width="1.086cm" svg:height="0.53cm" svg:x="53.454cm" svg:y="36cm">
          <draw:text-box>
            <text:p><text:span text:style-name="T1">Date:</text:span></text:p>
          </draw:text-box>
        </draw:frame>
        <draw:line draw:style-name="gr2" draw:text-style-name="P1" draw:layer="layout" svg:x1="48.9cm" svg:y1="34cm" svg:x2="57.9cm" svg:y2="34cm">
          <text:p/>
        </draw:line>
        <draw:line draw:style-name="gr2" draw:text-style-name="P1" draw:layer="layout" svg:x1="50.9cm" svg:y1="34cm" svg:x2="50.9cm" svg:y2="36cm">
          <text:p/>
        </draw:line>
        <draw:rect draw:style-name="gr5" draw:text-style-name="P1" draw:layer="layout" svg:width="8.6cm" svg:height="8.6cm" svg:x="49.1cm" svg:y="25.2cm">
          <text:p/>
        </draw:rect>
        <draw:rect draw:style-name="gr5" draw:text-style-name="P1" draw:layer="layout" svg:width="46.2cm" svg:height="38.5cm" svg:x="2.2cm" svg:y="1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1__20_Punkt_20_1_20_Strich" draw:display-name="1 Punkt 1 Strich" draw:style="rect" draw:dots1="1" draw:dots2="1" draw:dots2-length="0.5cm" draw:distance="0.2cm"/>
    <draw:stroke-dash draw:name="Fine_20_Dashed_20__28_var_29_" draw:display-name="Fine Dashed (var)" draw:style="rect" draw:dots1="1" draw:dots1-length="197%" draw:distance="197%"/>
    <draw:stroke-dash draw:name="Mischwasser_5f_p" draw:display-name="Mischwasser_p" draw:style="rect" draw:dots1="1" draw:dots2="1" draw:dots2-length="0.25cm" draw:distance="0.2cm"/>
    <draw:stroke-dash draw:name="gestrichelt_20_regenwasser_5f_o" draw:display-name="gestrichelt regenwasser_o" draw:style="rect" draw:dots1="1" draw:dots1-length="0.5cm" draw:dots2="1" draw:dots2-length="0.5cm" draw:distance="0.15cm"/>
    <draw:stroke-dash draw:name="gestrichelt_20_regenwasser_5f_p" draw:display-name="gestrichelt regenwasser_p" draw:style="rect" draw:dots1="1" draw:dots1-length="0.25cm" draw:dots2="1" draw:dots2-length="0.25cm" draw:distance="0.2cm"/>
    <draw:stroke-dash draw:name="gestrichelt_20_schmutzwasser_5f_p" draw:display-name="gestrichelt schmutzwasser_p" draw:style="rect" draw:dots1="1" draw:dots1-length="0.5cm" draw:dots2="1" draw:dots2-length="0.5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1T15:28:42.43</meta:creation-date>
    <dc:date>2011-03-02T16:08:51.94</dc:date>
    <meta:editing-duration>PT00H25M22S</meta:editing-duration>
    <meta:editing-cycles>3</meta:editing-cycles>
    <meta:generator>OpenOffice.org/3.2$Win32 OpenOffice.org_project/320m18$Build-9502</meta:generator>
    <meta:document-statistic meta:object-count="13"/>
  </office:meta>
</office:document-meta>
</file>